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Default_7e_LT_7e_Gliederung_20_2">
      <style:paragraph-properties fo:margin-top="0cm" fo:margin-bottom="0.4cm" style:contextual-spacing="false"/>
      <style:text-properties fo:font-size="14pt" style:font-size-asian="14pt" style:font-size-complex="14pt"/>
    </style:style>
    <style:style style:name="P3" style:family="paragraph" style:parent-style-name="Default_7e_LT_7e_Gliederung_20_1">
      <style:paragraph-properties fo:margin-top="0cm" fo:margin-bottom="0.499cm" style:contextual-spacing="false"/>
      <style:text-properties fo:color="#000000" fo:font-size="14pt" style:font-size-asian="14pt" style:font-size-complex="14pt"/>
    </style:style>
    <style:style style:name="P4" style:family="paragraph" style:parent-style-name="Default_7e_LT_7e_Gliederung_20_1">
      <style:paragraph-properties fo:margin-top="0cm" fo:margin-bottom="0.499cm" style:contextual-spacing="false"/>
      <style:text-properties fo:font-size="14pt" style:font-size-asian="14pt" style:font-size-complex="14pt"/>
    </style:style>
    <style:style style:name="P5" style:family="paragraph" style:parent-style-name="Default_7e_LT_7e_Gliederung_20_1">
      <style:paragraph-properties fo:margin-top="0cm" fo:margin-bottom="0.499cm" style:contextual-spacing="false"/>
      <style:text-properties fo:font-size="14pt" officeooo:rsid="000a3cc8" officeooo:paragraph-rsid="000a3cc8" style:font-size-asian="14pt" style:font-size-complex="14pt"/>
    </style:style>
    <style:style style:name="P6" style:family="paragraph" style:parent-style-name="Default_7e_LT_7e_Gliederung_20_1">
      <style:paragraph-properties fo:margin-top="0cm" fo:margin-bottom="0.499cm" style:contextual-spacing="false"/>
      <style:text-properties fo:font-size="14pt" officeooo:paragraph-rsid="000a3cc8" style:font-size-asian="14pt" style:font-size-complex="14pt"/>
    </style:style>
    <style:style style:name="P7" style:family="paragraph" style:parent-style-name="Default_7e_LT_7e_Gliederung_20_1">
      <style:paragraph-properties fo:margin-top="0cm" fo:margin-bottom="0.499cm" style:contextual-spacing="false"/>
      <style:text-properties fo:font-size="14pt" fo:font-weight="bold" officeooo:rsid="000a3cc8" officeooo:paragraph-rsid="000a3cc8" style:font-size-asian="14pt" style:font-weight-asian="bold" style:font-size-complex="14pt" style:font-weight-complex="bold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22pt" style:font-size-asian="22pt"/>
    </style:style>
    <style:style style:name="T3" style:family="text">
      <style:text-properties fo:color="#000000" style:font-name="Arial" fo:font-size="22pt" fo:font-style="italic" style:font-size-asian="22pt" style:font-style-asian="italic"/>
    </style:style>
    <style:style style:name="T4" style:family="text">
      <style:text-properties fo:color="#000000" style:font-name="Arial" fo:font-style="italic" style:font-style-asian="italic"/>
    </style:style>
    <style:style style:name="T5" style:family="text">
      <style:text-properties fo:color="#000000" style:font-name="Arial" fo:font-style="italic" officeooo:rsid="000a3cc8" style:font-style-asian="italic"/>
    </style:style>
    <style:style style:name="T6" style:family="text">
      <style:text-properties fo:color="#000000" style:font-name="Arial" officeooo:rsid="000a3cc8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b's Homework – 6<text:span text:style-name="T7">th</text:span> January 2016</text:p>
      <text:p text:style-name="P5"/>
      <text:p text:style-name="P5">Easy:</text:p>
      <text:p text:style-name="P4"><text:span text:style-name="T1">Write a program to print out all of the times tables, from 1 to 13, going up to 13 x 13.</text:span></text:p>
      <text:p text:style-name="P4"><text:span text:style-name="T1">Use the tab “\t” and/or field widths e.g. “%5d” to space things out and line them up neatly</text:span></text:p>
      <text:p text:style-name="P4"><text:span text:style-name="T1">Have a couple of blank lines in between the tables.</text:span></text:p>
      <text:p text:style-name="P3"/>
      <text:p text:style-name="P6"><text:span text:style-name="T1">Much Harder: </text:span></text:p>
      <text:p text:style-name="P6"><text:span text:style-name="T6">U</text:span><text:span text:style-name="T1">se while loops in a similar way to print out truth tables for </text:span><text:span text:style-name="T6">logical </text:span><text:span text:style-name="T1">AND and </text:span><text:span text:style-name="T6">logical </text:span><text:span text:style-name="T1">OR.</text:span></text:p>
      <text:p text:style-name="P2"><text:span text:style-name="T1">You will need a function printBoolean(bool aBoolean) will print out “true” or “false” depending on its argument.</text:span></text:p>
      <text:p text:style-name="P2"><text:span text:style-name="T5">Hint: It is difficult to use boolean types as a loop counter, so use integers instead. <text:s/></text:span><text:span text:style-name="T4">You will need to use the fact that integer 0 is seen as “true” and integer 1 as “false”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01-07T11:03:00.330151187</meta:creation-date>
    <dc:date>2016-01-07T11:21:07.416701141</dc:date>
    <dc:creator>Mark Woodrow</dc:creator>
    <meta:editing-duration>PT12M56S</meta:editing-duration>
    <meta:editing-cycles>1</meta:editing-cycles>
    <meta:document-statistic meta:table-count="0" meta:image-count="0" meta:object-count="0" meta:page-count="1" meta:paragraph-count="9" meta:word-count="127" meta:character-count="658" meta:non-whitespace-character-count="537"/>
    <meta:generator>LibreOffice/4.2.8.2$Linux_x86 LibreOffice_project/420m0$Build-2</meta:generator>
  </office:meta>
</office:document-meta>
</file>